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pitch="variable"/>
    <style:font-face style:name="SimSun" svg:font-family="SimSun, 宋体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bold" officeooo:rsid="00254eab" officeooo:paragraph-rsid="00254eab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P3" style:family="paragraph" style:parent-style-name="Text_20_body_20__28_user_29_">
      <style:paragraph-properties fo:text-align="center" style:justify-single-word="false"/>
      <style:text-properties style:font-name="Helvetica" fo:font-size="11pt" fo:language="es" fo:country="ES" fo:font-weight="bold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/>
    </style:style>
    <style:style style:name="P4" style:family="paragraph" style:parent-style-name="Text_20_body_20__28_user_29_">
      <style:paragraph-properties fo:text-align="justify" style:justify-single-word="false"/>
      <style:text-properties officeooo:rsid="0023489d" officeooo:paragraph-rsid="0023489d"/>
    </style:style>
    <style:style style:name="P5" style:family="paragraph" style:parent-style-name="Text_20_body_20__28_user_29_">
      <style:paragraph-properties fo:text-align="center" style:justify-single-word="false"/>
      <style:text-properties fo:font-size="14pt" fo:font-weight="bold" officeooo:rsid="0023489d" officeooo:paragraph-rsid="0023489d" style:font-size-asian="14pt" style:font-weight-asian="bold"/>
    </style:style>
    <style:style style:name="P6" style:family="paragraph" style:parent-style-name="Text_20_body_20__28_user_29_">
      <style:paragraph-properties fo:text-align="justify" style:justify-single-word="false"/>
      <style:text-properties officeooo:rsid="00254eab" officeooo:paragraph-rsid="00271f81"/>
    </style:style>
    <style:style style:name="P7" style:family="paragraph" style:parent-style-name="Text_20_body_20__28_user_29_">
      <style:paragraph-properties fo:text-align="center" style:justify-single-word="false"/>
      <style:text-properties fo:font-style="italic" officeooo:rsid="0023489d" officeooo:paragraph-rsid="0023489d" style:font-style-asian="italic" style:font-style-complex="italic"/>
    </style:style>
    <style:style style:name="P8" style:family="paragraph" style:parent-style-name="Text_20_body_20__28_user_29_">
      <style:paragraph-properties fo:text-align="justify" style:justify-single-word="false"/>
      <style:text-properties officeooo:paragraph-rsid="0023853a"/>
    </style:style>
    <style:style style:name="P9" style:family="paragraph" style:parent-style-name="Text_20_body_20__28_user_29_">
      <style:paragraph-properties fo:text-align="justify" style:justify-single-word="false"/>
      <style:text-properties officeooo:paragraph-rsid="00254eab"/>
    </style:style>
    <style:style style:name="P10" style:family="paragraph" style:parent-style-name="Text_20_body_20__28_user_29_">
      <style:paragraph-properties fo:text-align="justify" style:justify-single-word="false"/>
      <style:text-properties officeooo:paragraph-rsid="002f9737"/>
    </style:style>
    <style:style style:name="P11" style:family="paragraph" style:parent-style-name="Text_20_body_20__28_user_29_">
      <style:paragraph-properties fo:text-align="justify" style:justify-single-word="false"/>
      <style:text-properties officeooo:rsid="00271f81" officeooo:paragraph-rsid="002deded"/>
    </style:style>
    <style:style style:name="P12" style:family="paragraph" style:parent-style-name="Text_20_body_20__28_user_29_" style:master-page-name="Standard">
      <style:paragraph-properties fo:text-align="center" style:justify-single-word="false" style:page-number="auto"/>
      <style:text-properties fo:font-size="14pt" fo:font-weight="bold" officeooo:rsid="0023489d" officeooo:paragraph-rsid="0023489d" style:font-size-asian="14pt" style:font-weight-asian="bold"/>
    </style:style>
    <style:style style:name="P13" style:family="paragraph" style:parent-style-name="Text_20_body_20__28_user_29_" style:list-style-name="L1">
      <style:paragraph-properties fo:text-align="justify" style:justify-single-word="false"/>
      <style:text-properties officeooo:rsid="0023489d" officeooo:paragraph-rsid="0023489d"/>
    </style:style>
    <style:style style:name="P14" style:family="paragraph" style:parent-style-name="Text_20_body_20__28_user_29_" style:list-style-name="L1">
      <style:paragraph-properties fo:text-align="justify" style:justify-single-word="false"/>
      <style:text-properties officeooo:rsid="0023853a" officeooo:paragraph-rsid="0023853a"/>
    </style:style>
    <style:style style:name="P15" style:family="paragraph" style:parent-style-name="Text_20_body_20__28_user_29_" style:list-style-name="L1">
      <style:paragraph-properties fo:text-align="justify" style:justify-single-word="false"/>
      <style:text-properties style:font-name="Helvetica" fo:font-size="11pt" fo:language="es" fo:country="ES" fo:font-weight="normal" officeooo:rsid="0023853a" officeooo:paragraph-rsid="0023853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" style:family="text">
      <style:text-properties style:font-name="Helvetica" fo:font-size="11pt" fo:language="es" fo:country="ES" fo:font-weight="normal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2" style:family="text">
      <style:text-properties style:font-name="Helvetica" fo:font-size="11pt" fo:language="es" fo:country="ES" fo:font-weight="normal" officeooo:rsid="001e8ff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3" style:family="text">
      <style:text-properties style:font-name="Helvetica" fo:font-size="11pt" fo:language="es" fo:country="ES" fo:font-weight="normal" officeooo:rsid="0023853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4" style:family="text">
      <style:text-properties style:font-name="Helvetica" fo:font-size="11pt" fo:language="es" fo:country="ES" fo:font-weight="normal" officeooo:rsid="00254ea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5" style:family="text">
      <style:text-properties style:font-name="Helvetica" fo:font-size="11pt" fo:language="es" fo:country="ES" fo:font-weight="normal" officeooo:rsid="00271f81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6" style:family="text">
      <style:text-properties style:font-name="Helvetica" fo:font-size="11pt" fo:language="es" fo:country="ES" fo:font-weight="normal" officeooo:rsid="002858f4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7" style:family="text">
      <style:text-properties style:font-name="Helvetica" fo:font-size="11pt" fo:language="es" fo:country="ES" fo:font-weight="normal" officeooo:rsid="002a4ce1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8" style:family="text">
      <style:text-properties style:font-name="Helvetica" fo:font-size="11pt" fo:language="es" fo:country="ES" fo:font-weight="normal" officeooo:rsid="002aae20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9" style:family="text">
      <style:text-properties style:font-name="Helvetica" fo:font-size="11pt" fo:language="es" fo:country="ES" fo:font-weight="normal" officeooo:rsid="002bd067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0" style:family="text">
      <style:text-properties style:font-name="Helvetica" fo:font-size="11pt" fo:language="es" fo:country="ES" fo:font-weight="normal" officeooo:rsid="002c9d5e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1" style:family="text">
      <style:text-properties style:font-name="Helvetica" fo:font-size="11pt" fo:language="es" fo:country="ES" fo:font-weight="normal" officeooo:rsid="002f9737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2" style:family="text">
      <style:text-properties style:font-name="Helvetica" fo:font-size="11pt" fo:language="es" fo:country="ES" fo:font-weight="normal" officeooo:rsid="00304450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3" style:family="text">
      <style:text-properties style:font-name="Helvetica" fo:font-size="11pt" fo:language="es" fo:country="ES" fo:font-weight="normal" officeooo:rsid="0037d29c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4" style:family="text">
      <style:text-properties style:font-name="Helvetica" fo:font-size="11pt" fo:language="es" fo:country="ES" fo:font-weight="normal" officeooo:rsid="003c2666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5" style:family="text">
      <style:text-properties style:font-name="Helvetica" fo:font-size="11pt" fo:language="es" fo:country="ES" fo:font-weight="bold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16" style:family="text">
      <style:text-properties style:font-name="Helvetica" fo:font-size="11pt" fo:language="es" fo:country="ES" fo:font-weight="bold" officeooo:rsid="001e8ff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17" style:family="text">
      <style:text-properties style:font-name="Helvetica" fo:font-size="11pt" fo:language="es" fo:country="ES" fo:font-weight="bold" officeooo:rsid="0023853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18" style:family="text">
      <style:text-properties style:font-name="Helvetica" fo:font-size="11pt" fo:language="es" fo:country="ES" fo:font-weight="bold" officeooo:rsid="00271f81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19" style:family="text">
      <style:text-properties style:font-name="Helvetica" fo:font-size="11pt" fo:language="es" fo:country="ES" fo:font-weight="bold" officeooo:rsid="002858f4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0" style:family="text">
      <style:text-properties style:font-name="Helvetica" fo:font-size="11pt" fo:language="es" fo:country="ES" fo:font-weight="bold" officeooo:rsid="002aae20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1" style:family="text">
      <style:text-properties style:font-name="Helvetica" fo:font-size="11pt" fo:language="es" fo:country="ES" fo:font-style="italic" fo:font-weight="bold" officeooo:rsid="0023853a" style:letter-kerning="true" style:font-name-asian="SimSun" style:font-size-asian="11pt" style:language-asian="zh" style:country-asian="CN" style:font-style-asian="italic" style:font-weight-asian="bold" style:font-name-complex="Helv" style:font-size-complex="11pt" style:language-complex="hi" style:country-complex="IN" style:font-style-complex="italic" style:font-weight-complex="bold"/>
    </style:style>
    <style:style style:name="T22" style:family="text">
      <style:text-properties style:font-name="Helvetica" fo:font-size="11pt" fo:language="es" fo:country="ES" fo:font-style="italic" fo:font-weight="normal" officeooo:rsid="00304450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23" style:family="text">
      <style:text-properties style:font-name="Helvetica" fo:font-size="11pt" fo:language="es" fo:country="ES" fo:font-style="italic" fo:font-weight="normal" officeooo:rsid="0023853a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24" style:family="text">
      <style:text-properties style:font-name="Helvetica" fo:font-size="11pt" fo:language="es" fo:country="ES" fo:font-style="italic" fo:font-weight="normal" officeooo:rsid="002deded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25" style:family="text">
      <style:text-properties style:font-name="Helvetica" fo:font-size="11pt" fo:language="es" fo:country="ES" fo:font-style="italic" fo:font-weight="normal" officeooo:rsid="0034dd16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26" style:family="text">
      <style:text-properties style:font-name="Helvetica" fo:font-size="11pt" fo:language="es" fo:country="ES" fo:font-style="normal" fo:font-weight="bold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T27" style:family="text">
      <style:text-properties officeooo:rsid="002da94d"/>
    </style:style>
    <style:style style:name="T28" style:family="text">
      <style:text-properties officeooo:rsid="00361400"/>
    </style:style>
    <style:style style:name="T29" style:family="text">
      <style:text-properties officeooo:rsid="003e8bdc"/>
    </style:style>
    <style:style style:name="T30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EXAMEN PRÁCTICAS</text:p>
      <text:p text:style-name="P5">ARQUITECTURA DE COMPUTADORES (RISC-V)</text:p>
      <text:p text:style-name="P5">1º Ingeniería de Robótica Software, URJC</text:p>
      <text:p text:style-name="P7">Fuenlabrada, 2<text:span text:style-name="T27">6</text:span> de Abril de 201<text:span text:style-name="T29">9</text:span></text:p>
      <text:p text:style-name="P3"/>
      <text:p text:style-name="P4"><text:span text:style-name="T16">A</text:span><text:span text:style-name="T15">VISO</text:span><text:span text:style-name="T1">: Asegúrate que tus programas </text:span><text:span text:style-name="T15">cumplen</text:span><text:span text:style-name="T1"> con los siguientes criterios. Si no se cumple alguno de ellos la </text:span><text:span text:style-name="T15">nota máxima</text:span><text:span text:style-name="T1"> de tu examen será de </text:span><text:span text:style-name="T15">2 puntos</text:span></text:p>
      <text:list xml:id="list2332141046" text:style-name="L1">
        <text:list-item>
          <text:p text:style-name="P13"><text:span text:style-name="T15">Cumplimiento de especificaciones</text:span><text:span text:style-name="T1">. Se debe</text:span><text:span text:style-name="T9">n</text:span><text:span text:style-name="T1"> cumplir las especificaciones indicadas en el enunciado: nombres de funciones, nombres de archivos, </text:span><text:span text:style-name="T10">funcionalidad, </text:span><text:span text:style-name="T1">etc. Compruébalo antes de entregar el examen</text:span></text:p>
        </text:list-item>
        <text:list-item>
          <text:p text:style-name="P13"><text:span text:style-name="T26">Respetar el convenio</text:span><text:span text:style-name="T1">. </text:span><text:span text:style-name="T3">Resuelve las preguntas </text:span><text:span text:style-name="T17">sin violar</text:span><text:span text:style-name="T3"> el convenio del uso de registros</text:span></text:p>
        </text:list-item>
        <text:list-item>
          <text:p text:style-name="P14"><text:span text:style-name="T15">Sin errores en tiempo de ejecución</text:span><text:span text:style-name="T1"> (Runtime errors). Tus programas no deben generar excepciones al ejecutarse</text:span></text:p>
          <text:p text:style-name="P15"/>
        </text:list-item>
      </text:list>
      <text:p text:style-name="P8"><text:span text:style-name="T2">Programar una función para el RISC-V para </text:span><text:span text:style-name="T3">poner del revés una cadena de texto </text:span><text:span text:style-name="T12">almacenada en memoria</text:span><text:span text:style-name="T3">: </text:span><text:span text:style-name="T22">void</text:span><text:span text:style-name="T23"> </text:span><text:span text:style-name="T21">reverse</text:span><text:span text:style-name="T24">(</text:span><text:span text:style-name="T22">char *</text:span><text:span text:style-name="T24">pstr). </text:span><text:span text:style-name="T25">Esta función t</text:span><text:span text:style-name="T4">iene </text:span><text:span text:style-name="T3">un único parámetro de entrada: </text:span><text:span text:style-name="T4">la </text:span><text:span text:style-name="T3">dirección de memoria donde comienza la cadena. Así, si </text:span><text:span text:style-name="T12">la cadena es</text:span><text:span text:style-name="T3"> “Winter is Coming...”, tras invocar a esta función su contenido quedará sustituido por “...gnimoC si retniW”.</text:span></text:p>
      <text:p text:style-name="P11"><text:span text:style-name="T3">La función </text:span><text:span text:style-name="T17">reverse</text:span><text:span text:style-name="T3"> debe llamar en algún momento a la función </text:span><text:span text:style-name="T22">void </text:span><text:span text:style-name="T21">swap</text:span><text:span text:style-name="T23">(</text:span><text:span text:style-name="T22">char *</text:span><text:span text:style-name="T23">pa, </text:span><text:span text:style-name="T22">char</text:span><text:span text:style-name="T23"> *pb)</text:span><text:span text:style-name="T3">, que intercambia el contenido de dos posiciones de memoria, </text:span><text:span text:style-name="T14">cuyas direcciones </text:span><text:span text:style-name="T3">se pasan como argumentos. <text:s/></text:span></text:p>
      <text:p text:style-name="P11"><text:span text:style-name="T3">El </text:span><text:span text:style-name="T17">programa principal</text:span><text:span text:style-name="T3"> llama a la función reverse pasándole la dirección de la cadena "Winter is Coming..." (declarada en tiempo de compilación), imprime la cadena invertida en la consola y termina.</text:span></text:p>
      <text:p text:style-name="P2">Se pi<text:span text:style-name="T28">d</text:span>e:</text:p>
      <text:p text:style-name="P6"><text:span text:style-name="T1">1. </text:span><text:span text:style-name="T11">(Obligatorio) </text:span><text:span text:style-name="T5">Crear el fichero </text:span><text:span text:style-name="T18">swap.</text:span><text:span text:style-name="T20">a</text:span><text:span text:style-name="T18">s</text:span><text:span text:style-name="T20">m</text:span><text:span text:style-name="T5"> con la implementación de la función swap y un programa principal de prueba, </text:span><text:span text:style-name="T6"><text:s/></text:span><text:span text:style-name="T5">que permita comprobar que </text:span><text:span text:style-name="T6">está funcionando correctamente (</text:span><text:span text:style-name="T11">3</text:span><text:span text:style-name="T6"> puntos)</text:span></text:p>
      <text:p text:style-name="P9"><text:span text:style-name="T4">2. </text:span><text:span text:style-name="T11">(Obligatorio) </text:span><text:span text:style-name="T5">Crear el fichero </text:span><text:span text:style-name="T18">reverse.</text:span><text:span text:style-name="T20">a</text:span><text:span text:style-name="T19">s</text:span><text:span text:style-name="T20">m</text:span><text:span text:style-name="T6"> con la implementación de la función reverse, </text:span><text:span text:style-name="T7">usando un algoritmo iterativo,</text:span><text:span text:style-name="T6"> y el programa principal de prueba indicado en el enunciado. Recuerda que la función reverse debe llamar a swap (cópiala del fichero swap.</text:span><text:span text:style-name="T8">a</text:span><text:span text:style-name="T6">s</text:span><text:span text:style-name="T8">m</text:span><text:span text:style-name="T6"> a reverse.</text:span><text:span text:style-name="T8">a</text:span><text:span text:style-name="T6">s</text:span><text:span text:style-name="T8">m</text:span><text:span text:style-name="T6">) (6 puntos)</text:span></text:p>
      <text:p text:style-name="P10"><text:span text:style-name="T6">3. </text:span><text:span text:style-name="T11">(Opcional) </text:span><text:span text:style-name="T13">Modificar e</text:span><text:span text:style-name="T1">l programa principal </text:span><text:span text:style-name="T13">de reverse.asm para que </text:span><text:span text:style-name="T1">l</text:span><text:span text:style-name="T13">llame</text:span><text:span text:style-name="T1"> a la función reverse pasándole como argumento la dirección de una cadena que introduce el usuario en tiempo de ejecución. (1 punto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pitch="variable"/>
    <style:font-face style:name="SimSun" svg:font-family="SimSun, 宋体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rfc-language-tag="es-ES-u-co-trad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_20__28_user_29_" style:default-outline-level="1" style:class="text">
      <style:paragraph-properties fo:margin-top="0.1665in" fo:margin-bottom="0.0835in" loext:contextual-spacing="false" fo:orphans="0" fo:widows="0" fo:hyphenation-ladder-count="no-limit" fo:keep-with-next="always" style:vertical-align="baseline"/>
      <style:text-properties style:font-name="Arial" fo:font-family="Arial" style:font-family-generic="swiss" style:font-pitch="variable" fo:font-size="14pt" fo:language="es" fo:country="ES" fo:font-weight="bold" style:letter-kerning="true" style:font-name-asian="SimSun" style:font-family-asian="SimSun, 宋体" style:font-pitch-asian="variable" style:font-size-asian="14pt" style:language-asian="zh" style:country-asian="CN" style:font-weight-asian="bold" style:font-name-complex="Tahoma" style:font-family-complex="Tahoma" style:font-pitch-complex="variable" style:font-size-complex="14pt" style:language-complex="hi" style:country-complex="IN" style:font-weight-complex="bold" fo:hyphenate="false" fo:hyphenation-remain-char-count="2" fo:hyphenation-push-char-count="2"/>
    </style:style>
    <style:style style:name="Text_20_body_20__28_user_29_" style:display-name="Text body (user)" style:family="paragraph" style:parent-style-name="Standard">
      <style:paragraph-properties fo:margin-top="0in" fo:margin-bottom="0.0835in" loext:contextual-spacing="false" fo:orphans="0" fo:widows="0" fo:hyphenation-ladder-count="no-limit" style:vertical-align="baseline"/>
      <style:text-properties fo:language="es" fo:country="ES" style:letter-kerning="true" style:font-name-asian="SimSun" style:font-family-asian="SimSun, 宋体" style:font-pitch-asian="variable" style:language-asian="zh" style:country-asian="CN" style:font-name-complex="Helv" style:font-family-complex="Helv" style:font-family-generic-complex="swiss" style:font-pitch-complex="variable" style:language-complex="hi" style:country-complex="IN" fo:hyphenate="false" fo:hyphenation-remain-char-count="2" fo:hyphenation-push-char-count="2"/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Helvetica" fo:font-family="Helvetica" style:font-family-generic="swiss" style:font-pitch="variable" fo:language="es" fo:country="ES" style:letter-kerning="true" style:font-name-asian="SimSun" style:font-family-asian="SimSun, 宋体" style:font-pitch-asian="variable" style:language-asian="zh" style:country-asian="CN" style:font-name-complex="Helv" style:font-family-complex="Helv" style:font-family-generic-complex="swiss" style:font-pitch-complex="variable" style:language-complex="hi" style:country-complex="IN"/>
    </style:style>
    <style:style style:name="WW8Num1z1" style:family="text">
      <style:text-properties style:font-name="Symbol" fo:font-family="Symbol" style:font-pitch="variable" style:font-charset="x-symbol" style:font-name-asian="SimSun" style:font-family-asian="SimSun, 宋体" style:font-pitch-asian="variable" style:font-name-complex="Symbol" style:font-family-complex="Symbol" style:font-pitch-complex="variable" style:font-charset-complex="x-symbol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0" style:family="text">
      <style:text-properties fo:color="#000000"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6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3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6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0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4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5z1" style:family="text"/>
    <style:style style:name="WW8Num2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pitch="variable" style:font-charset="x-symbol" style:font-name-asian="SimSun" style:font-family-asian="SimSun, 宋体" style:font-pitch-asian="variable" style:font-name-complex="Symbol" style:font-family-complex="Symbol" style:font-pitch-complex="variable" style:font-charset-complex="x-symbol"/>
    </style:style>
    <style:style style:name="WW8Num2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8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8z1" style:family="text"/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1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1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z1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2z1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z1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z1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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-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o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  <style:text-properties style:font-name="Courier New"/>
      </text:list-level-style-bullet>
      <text:list-level-style-bullet text:level="2" text:style-name="WW8Num5z0" style:num-suffix="." text:bullet-char="o">
        <style:list-level-properties text:list-level-position-and-space-mode="label-alignment">
          <style:list-level-label-alignment text:label-followed-by="listtab" text:list-tab-stop-position="0.3937in" fo:text-indent="-0.25in" fo:margin-left="0.3937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  <style:text-properties style:font-name="Symbol"/>
      </text:list-level-style-bullet>
      <text:list-level-style-bullet text:level="5" text:style-name="WW8Num5z0" style:num-suffix="." text:bullet-char="o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  <style:text-properties style:font-name="Symbol"/>
      </text:list-level-style-bullet>
      <text:list-level-style-bullet text:level="8" text:style-name="WW8Num5z0" style:num-suffix="." text:bullet-char="o">
        <style:list-level-properties text:list-level-position-and-space-mode="label-alignment">
          <style:list-level-label-alignment text:label-followed-by="listtab" text:list-tab-stop-position="3.3937in" fo:text-indent="-0.25in" fo:margin-left="3.3937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937in" fo:text-indent="-0.25in" fo:margin-left="3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2" text:style-name="WW8Num6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7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8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2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3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o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Courier New"/>
      </text:list-level-style-bullet>
      <text:list-level-style-bullet text:level="2" text:style-name="WW8Num16z0" style:num-suffix=".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"/>
      </text:list-level-style-bullet>
      <text:list-level-style-bullet text:level="5" text:style-name="WW8Num16z0" style:num-suffix="." text:bullet-char="o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Symbol"/>
      </text:list-level-style-bullet>
      <text:list-level-style-bullet text:level="8" text:style-name="WW8Num16z0" style:num-suffix="." text:bullet-char="o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7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8z1" style:num-suffix="-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  <style:text-properties style:font-name="Courier New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3937in" fo:text-indent="-0.25in" fo:margin-left="3.3937in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3.8937in" fo:text-indent="-0.25in" fo:margin-left="3.8937in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4.3937in" fo:text-indent="-0.25in" fo:margin-left="4.3937in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8937in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0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0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0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1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1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1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1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1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3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3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3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4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4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4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5z1" style:num-suffix="-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5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5z5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5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5z5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8Num27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7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7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7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number text:level="2" text:style-name="WW8Num28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8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8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30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0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0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31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1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1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8.2681in" fo:page-height="11.6929in" style:num-format="1" style:print-orientation="portrait" fo:margin-top="0.9839in" fo:margin-bottom="0.4917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08in" draw:z-index="0"><draw:text-box fo:min-height="0.0228in" fo:min-width="0.0161in"><text:p text:style-name="Footer"><text:span text:style-name="Page_20_Number"><text:page-number text:select-page="current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iversidad Rey Juan Carlos</dc:title>
    <dc:subject/>
    <meta:keyword/>
    <meta:initial-creator>Katia Leal</meta:initial-creator>
    <meta:creation-date>2011-08-10T15:59:00</meta:creation-date>
    <dc:date>2019-04-25T13:37:09.993295442</dc:date>
    <meta:editing-cycles>115</meta:editing-cycles>
    <meta:editing-duration>PT14H38M23S</meta:editing-duration>
    <meta:generator>LibreOffice/6.0.7.3$Linux_X86_64 LibreOffice_project/00m0$Build-3</meta:generator>
    <meta:document-statistic meta:table-count="0" meta:image-count="0" meta:object-count="0" meta:page-count="1" meta:paragraph-count="17" meta:word-count="332" meta:character-count="2118" meta:non-whitespace-character-count="1803"/>
  </office:meta>
</office:document-meta>
</file>